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1.625cm"/>
    </style:style>
    <style:style style:name="Table1.B" style:family="table-column">
      <style:table-column-properties style:column-width="2.926cm"/>
    </style:style>
    <style:style style:name="Table1.C" style:family="table-column">
      <style:table-column-properties style:column-width="8.661cm"/>
    </style:style>
    <style:style style:name="Table1.D" style:family="table-column">
      <style:table-column-properties style:column-width="4.37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Minggu</text:span></text:p>
            </table:table-cell>
            <table:table-cell table:style-name="Table1.A1" office:value-type="string">
              <text:p text:style-name="Table_20_Heading"><text:span text:style-name="Strong_20_Emphasis">Target Utama</text:span></text:p>
            </table:table-cell>
            <table:table-cell table:style-name="Table1.A1" office:value-type="string">
              <text:p text:style-name="Table_20_Heading"><text:span text:style-name="Strong_20_Emphasis">Kegiatan Detil</text:span></text:p>
            </table:table-cell>
            <table:table-cell table:style-name="Table1.A1" office:value-type="string">
              <text:p text:style-name="Table_20_Heading"><text:span text:style-name="Strong_20_Emphasis">Outcom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<text:span text:style-name="Strong_20_Emphasis">Inisiasi &amp; Persiapan Monorepo</text:span></text:p>
          </table:table-cell>
          <table:table-cell table:style-name="Table1.A1" office:value-type="string">
            <text:p text:style-name="Table_20_Contents">- Buat repositori monorepo (folder <text:span text:style-name="Source_20_Text">backend/</text:span>, <text:span text:style-name="Source_20_Text">frontend/</text:span>, <text:span text:style-name="Source_20_Text">docker-compose.yml</text:span>)- Docker setup (PostgreSQL, Node.js, Vue.js)- CI/CD dasar (lint, build)</text:p>
          </table:table-cell>
          <table:table-cell table:style-name="Table1.A1" office:value-type="string">
            <text:p text:style-name="Table_20_Contents">- Struktur proyek siap- Docker-compose berjalan- Pipeline sederhana untuk lint &amp; build</text:p>
          </table:table-cell>
        </table:table-row>
        <table:table-row>
          <table:table-cell table:style-name="Table1.A1" office:value-type="string">
            <text:p text:style-name="Table_20_Contents">2–3</text:p>
          </table:table-cell>
          <table:table-cell table:style-name="Table1.A1" office:value-type="string">
            <text:p text:style-name="Table_20_Contents"><text:span text:style-name="Strong_20_Emphasis">Fitur Dasar &amp; Testing Otomatis</text:span></text:p>
          </table:table-cell>
          <table:table-cell table:style-name="Table1.A1" office:value-type="string">
            <text:p text:style-name="Table_20_Contents">- Backend: Buat tabel <text:span text:style-name="Source_20_Text">Users</text:span>, <text:span text:style-name="Source_20_Text">Roles</text:span>/<text:span text:style-name="Source_20_Text">Divisions</text:span> (ORM + migrasi)- Vue.js: Halaman login dan list user (CRUD)- Tambah <text:span text:style-name="Emphasis">unit test</text:span> (Jest/Mocha) di backend- Integrasi test ke pipeline</text:p>
          </table:table-cell>
          <table:table-cell table:style-name="Table1.A1" office:value-type="string">
            <text:p text:style-name="Table_20_Contents">- Login &amp; user management berfungsi- Minimal 2–3 unit test berjalan di CI- Tersedia halaman daftar user di frontend (Vue)</text:p>
          </table:table-cell>
        </table:table-row>
        <table:table-row>
          <table:table-cell table:style-name="Table1.A1" office:value-type="string">
            <text:p text:style-name="Table_20_Contents">4–5</text:p>
          </table:table-cell>
          <table:table-cell table:style-name="Table1.A1" office:value-type="string">
            <text:p text:style-name="Table_20_Contents"><text:span text:style-name="Strong_20_Emphasis">Fitur Aset &amp; QR Code Awal</text:span></text:p>
          </table:table-cell>
          <table:table-cell table:style-name="Table1.A1" office:value-type="string">
            <text:p text:style-name="Table_20_Contents">- Backend: Tabel <text:span text:style-name="Source_20_Text">Assets</text:span> + endpoint CRUD- Implementasi pembuatan QR code (Node.js: <text:span text:style-name="Source_20_Text">qrcode</text:span>/<text:span text:style-name="Source_20_Text">qr-image</text:span>)- Vue.js: Halaman “Data Aset” (list &amp; form tambah/edit), opsional preview QR- Tambah <text:span text:style-name="Emphasis">integration test</text:span> sederhana</text:p>
          </table:table-cell>
          <table:table-cell table:style-name="Table1.A1" office:value-type="string">
            <text:p text:style-name="Table_20_Contents">- Daftar aset CRUD- QR code dasar tercipta- Integration test untuk cek flow CRUD aset</text:p>
          </table:table-cell>
        </table:table-row>
        <table:table-row>
          <table:table-cell table:style-name="Table1.A1" office:value-type="string">
            <text:p text:style-name="Table_20_Contents">6–7</text:p>
          </table:table-cell>
          <table:table-cell table:style-name="Table1.A1" office:value-type="string">
            <text:p text:style-name="Table_20_Contents"><text:span text:style-name="Strong_20_Emphasis">Maintenance Module &amp; Checklist</text:span></text:p>
          </table:table-cell>
          <table:table-cell table:style-name="Table1.A1" office:value-type="string">
            <text:p text:style-name="Table_20_Contents">- Backend: Buat tabel <text:span text:style-name="Source_20_Text">Checklists</text:span> &amp; <text:span text:style-name="Source_20_Text">Checklist_Items</text:span> (modul Maintenance)- Vue.js: Halaman “Maintenance List” &amp; form tambah checklist- Tambah <text:span text:style-name="Emphasis">test</text:span> CRUD checklist- Docker &amp; CI/CD tetap berjalan dengan penambahan modul</text:p>
          </table:table-cell>
          <table:table-cell table:style-name="Table1.A1" office:value-type="string">
            <text:p text:style-name="Table_20_Contents">- Modul maintenance berjalan (CRUD checklist)- Testing checklist (unit/integration)</text:p>
          </table:table-cell>
        </table:table-row>
        <table:table-row>
          <table:table-cell table:style-name="Table1.A1" office:value-type="string">
            <text:p text:style-name="Table_20_Contents">8–9</text:p>
          </table:table-cell>
          <table:table-cell table:style-name="Table1.A1" office:value-type="string">
            <text:p text:style-name="Table_20_Contents"><text:span text:style-name="Strong_20_Emphasis">(Opsional) Mobile App</text:span></text:p>
          </table:table-cell>
          <table:table-cell table:style-name="Table1.A1" office:value-type="string">
            <text:p text:style-name="Table_20_Contents">- (Hanya jika dibutuhkan) Setup <text:span text:style-name="Emphasis">NativeScript-Vue</text:span>, <text:span text:style-name="Emphasis">Ionic Vue</text:span>, atau framework lain- Fitur scanning QR code dari mobile (plugin native)- Offline storage + sinkronisasi ke backend- <text:span text:style-name="Emphasis">Testing</text:span> dan <text:span text:style-name="Emphasis">build</text:span> via pipeline</text:p>
          </table:table-cell>
          <table:table-cell table:style-name="Table1.A1" office:value-type="string">
            <text:p text:style-name="Table_20_Contents">- Aplikasi mobile dasar dengan scanning (jika diperlukan)- Terkoneksi ke backend</text:p>
          </table:table-cell>
        </table:table-row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<text:span text:style-name="Strong_20_Emphasis">Stabilization &amp; Release</text:span></text:p>
          </table:table-cell>
          <table:table-cell table:style-name="Table1.A1" office:value-type="string">
            <text:p text:style-name="Table_20_Contents">- <text:span text:style-name="Emphasis">Refactoring</text:span> &amp; <text:span text:style-name="Emphasis">linting</text:span> keseluruhan- <text:span text:style-name="Emphasis">Security &amp; logging</text:span> (Winston/Pino, HTTPS, JWT)- <text:span text:style-name="Emphasis">Performance tuning</text:span> (Redis, indexing DB)- UAT (User Acceptance Test), perbaiki bug kritis- Rilis final (tag v1.0.0)</text:p>
          </table:table-cell>
          <table:table-cell table:style-name="Table1.A1" office:value-type="string">
            <text:p text:style-name="Table_20_Contents">- Versi stabil dengan peningkatan keamanan &amp; performa- Sistem siap di-deploy ke produksi</text:p>
          </table:table-cell>
        </table:table-row>
      </table:table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14:48:00.505760966</meta:creation-date>
    <dc:date>2024-12-24T14:49:58.241369265</dc:date>
    <meta:editing-duration>PT1M59S</meta:editing-duration>
    <meta:editing-cycles>1</meta:editing-cycles>
    <meta:document-statistic meta:table-count="1" meta:image-count="0" meta:object-count="0" meta:page-count="1" meta:paragraph-count="28" meta:word-count="279" meta:character-count="1902" meta:non-whitespace-character-count="1656"/>
    <meta:generator>LibreOffice/7.3.7.2$Linux_X86_64 LibreOffice_project/30$Build-2</meta:generator>
  </office:meta>
</office:document-meta>
</file>